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636">
            <text:p>1636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05">
            <text:p>150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38">
            <text:p>163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283">
            <text:p>128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99">
            <text:p>159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158">
            <text:p>115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606">
            <text:p>16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ce11" office:value-type="float" office:value="1134">
            <text:p>1134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99">
            <text:p>159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073">
            <text:p>107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602">
            <text:p>160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032">
            <text:p>1032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93">
            <text:p>159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840">
            <text:p>8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 office:value-type="float" office:value="813">
            <text:p>813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539">
            <text:p>53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ce11" office:value-type="float" office:value="515">
            <text:p>51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ce11" office:value-type="float" office:value="358">
            <text:p>35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ce11" office:value-type="float" office:value="175">
            <text:p>17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ce11" office:value-type="float" office:value="135">
            <text:p>135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ce11" office:value-type="float" office:value="59">
            <text:p>59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ce11" office:value-type="float" office:value="58">
            <text:p>58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1:38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